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4.6cm" svg:x="7.7cm" svg:y="1.2cm">
          <text:p text:style-name="P1">IM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" draw:id="id1" draw:layer="layout" svg:width="5.8cm" svg:height="5.221cm" draw:transform="skewX (0.0129154364647556) rotate (0.0129154364647556) translate (1.2cm 4.579cm)">
          <text:p text:style-name="P1">Movie</text:p>
          <text:p text:style-name="P1">1. Movie_ID PK</text:p>
          <text:p text:style-name="P1">2.Movie_name</text:p>
          <text:p text:style-name="P1">3. Media_Video</text:p>
          <text:p text:style-name="P1">4.Media_Image</text:p>
          <text:p text:style-name="P1">5.Media_Audio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7.6cm" svg:height="7.7cm" svg:x="12.3cm" svg:y="4.4cm">
          <text:p text:style-name="P1">Genre</text:p>
          <text:p text:style-name="P1">1) Genre_ID -PK</text:p>
          <text:p text:style-name="P1">2)Movie_ID-FK</text:p>
          <text:p text:style-name="P1">3) Genre_Horror</text:p>
          <text:p text:style-name="P1">4)Genre_Action</text:p>
          <text:p text:style-name="P1">5)Genre_Comedy</text:p>
          <text:p text:style-name="P1">6)Genre_Documentar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xml:id="id2" draw:id="id2" draw:layer="layout" svg:width="8.5cm" svg:height="6.1cm" svg:x="1.2cm" svg:y="11.2cm">
          <text:p text:style-name="P1">User_Movie_Review</text:p>
          <text:p text:style-name="P1">1. Review_ID-PK</text:p>
          <text:p text:style-name="P1">2)User_ID-FK</text:p>
          <text:p text:style-name="P1">3)Movie_ID -FK</text:p>
          <text:p text:style-name="P1">4.Review_content_1</text:p>
          <text:p text:style-name="P1">5)Review_Content_2</text:p>
          <text:p text:style-name="P1">6)Review_content_3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7.2cm" svg:height="2.7cm" svg:x="12.6cm" svg:y="12.8cm">
          <text:p text:style-name="P1">User_Details</text:p>
          <text:p text:style-name="P1">1) User_ID-PK</text:p>
          <text:p text:style-name="P1">2)User_nam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8cm" svg:height="4.2cm" svg:x="1.3cm" svg:y="18.3cm">
          <text:p text:style-name="P1">Artist_Details</text:p>
          <text:p text:style-name="P1">1. Artist_ID -PK</text:p>
          <text:p text:style-name="P1">2.Artist_name</text:p>
          <text:p text:style-name="P1">3.Artist_Contact_mobile</text:p>
          <text:p text:style-name="P1">4. Movie_ID FK</text:p>
          <text:p text:style-name="P1"/>
          <text:p text:style-name="P1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xml:id="id3" draw:id="id3" draw:layer="layout" svg:width="7.7cm" svg:height="6.1cm" svg:x="12.1cm" svg:y="16.8cm">
          <text:p text:style-name="P1">Artist_Role_Details</text:p>
          <text:p text:style-name="P1">1.ARTIST_ROLE_ID</text:p>
          <text:p text:style-name="P1">2. Artist_ID-FK</text:p>
          <text:p text:style-name="P1">2.Movie_ID-FK</text:p>
          <text:p text:style-name="P1">3.role_1</text:p>
          <text:p text:style-name="P1">4.role_2</text:p>
          <text:p text:style-name="P1">5.role_3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1" draw:layer="layout" svg:x1="4.1cm" svg:y1="9.763cm" svg:x2="5.45cm" svg:y2="11.2cm" draw:start-shape="id1" draw:start-glue-point="2" draw:end-shape="id2" svg:d="M4100 9763v739h1350v698">
          <text:p/>
        </draw:connector>
        <draw:connector draw:style-name="gr2" draw:text-style-name="P1" draw:layer="layout" svg:x1="6.999cm" svg:y1="7.114cm" svg:x2="19.8cm" svg:y2="19.85cm" draw:start-shape="id1" draw:end-shape="id3" draw:end-glue-point="1" svg:d="M6999 7114h13303v12736h-502">
          <text:p/>
        </draw:connector>
        <draw:custom-shape draw:style-name="gr1" draw:text-style-name="P1" draw:layer="measurelines" svg:width="5.5cm" svg:height="4.7cm" svg:x="1.2cm" svg:y="24cm">
          <text:p text:style-name="P1">Artist_Skill</text:p>
          <text:p text:style-name="P1">1)Artist_ID FK</text:p>
          <text:p text:style-name="P1">2)Skill_1</text:p>
          <text:p text:style-name="P1">3)Skill_2</text:p>
          <text:p text:style-name="P1">4) Skill_3</text:p>
          <text:p text:style-name="P1">5)Skill_ID PK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" draw:text-style-name="P1" draw:layer="measurelines" svg:x1="4cm" svg:y1="22.4cm" svg:x2="4cm" svg:y2="24.5cm">
          <text:p/>
        </draw:line>
        <draw:line draw:style-name="gr2" draw:text-style-name="P1" draw:layer="measurelines" svg:x1="9.3cm" svg:y1="20.1cm" svg:x2="12.1cm" svg:y2="20.2cm">
          <text:p/>
        </draw:line>
        <draw:line draw:style-name="gr2" draw:text-style-name="P1" draw:layer="measurelines" svg:x1="12.5cm" svg:y1="14cm" svg:x2="9.6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gneswara </meta:initial-creator>
    <meta:creation-date>2025-05-18T22:22:01.98</meta:creation-date>
    <dc:date>2025-05-19T23:33:12.90</dc:date>
    <dc:creator>Vigneswara </dc:creator>
    <meta:editing-duration>PT11H50M28S</meta:editing-duration>
    <meta:editing-cycles>4</meta:editing-cycles>
    <meta:generator>OpenOffice/4.1.15$Win32 OpenOffice.org_project/4115m2$Build-9813</meta:generator>
    <meta:document-statistic meta:object-count="13"/>
  </office:meta>
</office:document-meta>
</file>